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k6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k20</text:p>
          </table:table-cell>
          <table:table-cell table:number-columns-repeated="4"/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0.769096137017" calcext:value-type="float">
            <text:p>0.769096137</text:p>
          </table:table-cell>
          <table:table-cell office:value-type="float" office:value="0.812431444241" calcext:value-type="float">
            <text:p>0.8124314442</text:p>
          </table:table-cell>
          <table:table-cell office:value-type="float" office:value="0.829462029125" calcext:value-type="float">
            <text:p>0.8294620291</text:p>
          </table:table-cell>
          <table:table-cell office:value-type="float" office:value="0.841094575132" calcext:value-type="float">
            <text:p>0.8410945751</text:p>
          </table:table-cell>
          <table:table-cell/>
          <table:table-cell office:value-type="float" office:value="0.863733064606" calcext:value-type="float">
            <text:p>0.8637330646</text:p>
          </table:table-cell>
          <table:table-cell office:value-type="float" office:value="0.872226311915" calcext:value-type="float">
            <text:p>0.8722263119</text:p>
          </table:table-cell>
          <table:table-cell office:value-type="float" office:value="0.867585630744" calcext:value-type="float">
            <text:p>0.8675856307</text:p>
          </table:table-cell>
          <table:table-cell office:value-type="float" office:value="0.866861435726" calcext:value-type="float">
            <text:p>0.8668614357</text:p>
          </table:table-cell>
          <table:table-cell table:number-columns-repeated="5"/>
        </table:table-row>
        <table:table-row table:style-name="ro1">
          <table:table-cell office:value-type="float" office:value="0.779230481883" calcext:value-type="float">
            <text:p>0.7792304819</text:p>
          </table:table-cell>
          <table:table-cell office:value-type="float" office:value="0.813041885456" calcext:value-type="float">
            <text:p>0.8130418855</text:p>
          </table:table-cell>
          <table:table-cell office:value-type="float" office:value="0.821411309812" calcext:value-type="float">
            <text:p>0.8214113098</text:p>
          </table:table-cell>
          <table:table-cell office:value-type="float" office:value="0.835846098179" calcext:value-type="float">
            <text:p>0.8358460982</text:p>
          </table:table-cell>
          <table:table-cell/>
          <table:table-cell office:value-type="float" office:value="0.868515205725" calcext:value-type="float">
            <text:p>0.8685152057</text:p>
          </table:table-cell>
          <table:table-cell office:value-type="float" office:value="0.876623376623" calcext:value-type="float">
            <text:p>0.8766233766</text:p>
          </table:table-cell>
          <table:table-cell office:value-type="float" office:value="0.872375805446" calcext:value-type="float">
            <text:p>0.8723758054</text:p>
          </table:table-cell>
          <table:table-cell office:value-type="float" office:value="0.872066458982" calcext:value-type="float">
            <text:p>0.872066459</text:p>
          </table:table-cell>
          <table:table-cell table:number-columns-repeated="5"/>
        </table:table-row>
        <table:table-row table:style-name="ro1">
          <table:table-cell office:value-type="float" office:value="0.77408142999" calcext:value-type="float">
            <text:p>0.77408143</text:p>
          </table:table-cell>
          <table:table-cell office:value-type="float" office:value="0.80550481062" calcext:value-type="float">
            <text:p>0.8055048106</text:p>
          </table:table-cell>
          <table:table-cell office:value-type="float" office:value="0.828115629123" calcext:value-type="float">
            <text:p>0.8281156291</text:p>
          </table:table-cell>
          <table:table-cell office:value-type="float" office:value="0.841566480181" calcext:value-type="float">
            <text:p>0.8415664802</text:p>
          </table:table-cell>
          <table:table-cell/>
          <table:table-cell office:value-type="float" office:value="0.867958138499" calcext:value-type="float">
            <text:p>0.8679581385</text:p>
          </table:table-cell>
          <table:table-cell office:value-type="float" office:value="0.878610297195" calcext:value-type="float">
            <text:p>0.8786102972</text:p>
          </table:table-cell>
          <table:table-cell office:value-type="float" office:value="0.874922086017" calcext:value-type="float">
            <text:p>0.874922086</text:p>
          </table:table-cell>
          <table:table-cell office:value-type="float" office:value="0.874104826155" calcext:value-type="float">
            <text:p>0.8741048262</text:p>
          </table:table-cell>
          <table:table-cell table:number-columns-repeated="5"/>
        </table:table-row>
        <table:table-row table:style-name="ro1">
          <table:table-cell office:value-type="float" office:value="0.771763532053" calcext:value-type="float">
            <text:p>0.7717635321</text:p>
          </table:table-cell>
          <table:table-cell office:value-type="float" office:value="0.813542808428" calcext:value-type="float">
            <text:p>0.8135428084</text:p>
          </table:table-cell>
          <table:table-cell office:value-type="float" office:value="0.826757314556" calcext:value-type="float">
            <text:p>0.8267573146</text:p>
          </table:table-cell>
          <table:table-cell office:value-type="float" office:value="0.84052443385" calcext:value-type="float">
            <text:p>0.8405244339</text:p>
          </table:table-cell>
          <table:table-cell/>
          <table:table-cell office:value-type="float" office:value="0.868178755895" calcext:value-type="float">
            <text:p>0.8681787559</text:p>
          </table:table-cell>
          <table:table-cell office:value-type="float" office:value="0.879118572928" calcext:value-type="float">
            <text:p>0.8791185729</text:p>
          </table:table-cell>
          <table:table-cell office:value-type="float" office:value="0.874206638227" calcext:value-type="float">
            <text:p>0.8742066382</text:p>
          </table:table-cell>
          <table:table-cell office:value-type="float" office:value="0.873207233423" calcext:value-type="float">
            <text:p>0.8732072334</text:p>
          </table:table-cell>
          <table:table-cell table:number-columns-repeated="5"/>
        </table:table-row>
        <table:table-row table:style-name="ro1">
          <table:table-cell office:value-type="float" office:value="0.782608695652" calcext:value-type="float">
            <text:p>0.7826086957</text:p>
          </table:table-cell>
          <table:table-cell office:value-type="float" office:value="0.81203375321" calcext:value-type="float">
            <text:p>0.8120337532</text:p>
          </table:table-cell>
          <table:table-cell office:value-type="float" office:value="0.834643764364" calcext:value-type="float">
            <text:p>0.8346437644</text:p>
          </table:table-cell>
          <table:table-cell office:value-type="float" office:value="0.839390668106" calcext:value-type="float">
            <text:p>0.8393906681</text:p>
          </table:table-cell>
          <table:table-cell/>
          <table:table-cell office:value-type="float" office:value="0.872829131653" calcext:value-type="float">
            <text:p>0.8728291317</text:p>
          </table:table-cell>
          <table:table-cell office:value-type="float" office:value="0.876314682373" calcext:value-type="float">
            <text:p>0.8763146824</text:p>
          </table:table-cell>
          <table:table-cell office:value-type="float" office:value="0.871532846715" calcext:value-type="float">
            <text:p>0.8715328467</text:p>
          </table:table-cell>
          <table:table-cell office:value-type="float" office:value="0.87098791163" calcext:value-type="float">
            <text:p>0.8709879116</text:p>
          </table:table-cell>
          <table:table-cell table:number-columns-repeated="5"/>
        </table:table-row>
        <table:table-row table:style-name="ro1">
          <table:table-cell office:value-type="float" office:value="0.786030496803" calcext:value-type="float">
            <text:p>0.7860304968</text:p>
          </table:table-cell>
          <table:table-cell office:value-type="float" office:value="0.819727481008" calcext:value-type="float">
            <text:p>0.819727481</text:p>
          </table:table-cell>
          <table:table-cell office:value-type="float" office:value="0.837905236908" calcext:value-type="float">
            <text:p>0.8379052369</text:p>
          </table:table-cell>
          <table:table-cell office:value-type="float" office:value="0.846309283252" calcext:value-type="float">
            <text:p>0.8463092833</text:p>
          </table:table-cell>
          <table:table-cell/>
          <table:table-cell office:value-type="float" office:value="0.873230088496" calcext:value-type="float">
            <text:p>0.8732300885</text:p>
          </table:table-cell>
          <table:table-cell office:value-type="float" office:value="0.882432856098" calcext:value-type="float">
            <text:p>0.8824328561</text:p>
          </table:table-cell>
          <table:table-cell office:value-type="float" office:value="0.878605519817" calcext:value-type="float">
            <text:p>0.8786055198</text:p>
          </table:table-cell>
          <table:table-cell office:value-type="float" office:value="0.877603896777" calcext:value-type="float">
            <text:p>0.8776038968</text:p>
          </table:table-cell>
          <table:table-cell table:number-columns-repeated="5"/>
        </table:table-row>
        <table:table-row table:style-name="ro1">
          <table:table-cell office:value-type="float" office:value="0.787540332589" calcext:value-type="float">
            <text:p>0.7875403326</text:p>
          </table:table-cell>
          <table:table-cell office:value-type="float" office:value="0.819871249848" calcext:value-type="float">
            <text:p>0.8198712498</text:p>
          </table:table-cell>
          <table:table-cell office:value-type="float" office:value="0.825589880808" calcext:value-type="float">
            <text:p>0.8255898808</text:p>
          </table:table-cell>
          <table:table-cell office:value-type="float" office:value="0.835164835165" calcext:value-type="float">
            <text:p>0.8351648352</text:p>
          </table:table-cell>
          <table:table-cell/>
          <table:table-cell office:value-type="float" office:value="0.868782354265" calcext:value-type="float">
            <text:p>0.8687823543</text:p>
          </table:table-cell>
          <table:table-cell office:value-type="float" office:value="0.872892074199" calcext:value-type="float">
            <text:p>0.8728920742</text:p>
          </table:table-cell>
          <table:table-cell office:value-type="float" office:value="0.86885588789" calcext:value-type="float">
            <text:p>0.8688558879</text:p>
          </table:table-cell>
          <table:table-cell office:value-type="float" office:value="0.868429302957" calcext:value-type="float">
            <text:p>0.868429303</text:p>
          </table:table-cell>
          <table:table-cell table:number-columns-repeated="5"/>
        </table:table-row>
        <table:table-row table:style-name="ro1">
          <table:table-cell office:value-type="float" office:value="0.777372721559" calcext:value-type="float">
            <text:p>0.7773727216</text:p>
          </table:table-cell>
          <table:table-cell office:value-type="float" office:value="0.812415654521" calcext:value-type="float">
            <text:p>0.8124156545</text:p>
          </table:table-cell>
          <table:table-cell office:value-type="float" office:value="0.819772421387" calcext:value-type="float">
            <text:p>0.8197724214</text:p>
          </table:table-cell>
          <table:table-cell office:value-type="float" office:value="0.84065274778" calcext:value-type="float">
            <text:p>0.8406527478</text:p>
          </table:table-cell>
          <table:table-cell/>
          <table:table-cell office:value-type="float" office:value="0.859798254562" calcext:value-type="float">
            <text:p>0.8597982546</text:p>
          </table:table-cell>
          <table:table-cell office:value-type="float" office:value="0.868100434368" calcext:value-type="float">
            <text:p>0.8681004344</text:p>
          </table:table-cell>
          <table:table-cell office:value-type="float" office:value="0.86387049301" calcext:value-type="float">
            <text:p>0.863870493</text:p>
          </table:table-cell>
          <table:table-cell office:value-type="float" office:value="0.86332597962" calcext:value-type="float">
            <text:p>0.86332597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782986111111" calcext:value-type="float">
            <text:p>0.7829861111</text:p>
          </table:table-cell>
          <table:table-cell office:value-type="float" office:value="0.811594202899" calcext:value-type="float">
            <text:p>0.8115942029</text:p>
          </table:table-cell>
          <table:table-cell office:value-type="float" office:value="0.835924419995" calcext:value-type="float">
            <text:p>0.83592442</text:p>
          </table:table-cell>
          <table:table-cell office:value-type="float" office:value="0.845188284519" calcext:value-type="float">
            <text:p>0.8451882845</text:p>
          </table:table-cell>
          <table:table-cell/>
          <table:table-cell office:value-type="float" office:value="0.868591896127" calcext:value-type="float">
            <text:p>0.8685918961</text:p>
          </table:table-cell>
          <table:table-cell office:value-type="float" office:value="0.874474348192" calcext:value-type="float">
            <text:p>0.8744743482</text:p>
          </table:table-cell>
          <table:table-cell office:value-type="float" office:value="0.871264367816" calcext:value-type="float">
            <text:p>0.8712643678</text:p>
          </table:table-cell>
          <table:table-cell office:value-type="float" office:value="0.870927318296" calcext:value-type="float">
            <text:p>0.8709273183</text:p>
          </table:table-cell>
          <table:table-cell table:number-columns-repeated="5"/>
        </table:table-row>
        <table:table-row table:style-name="ro1">
          <table:table-cell office:value-type="float" office:value="0.789525936957" calcext:value-type="float">
            <text:p>0.789525937</text:p>
          </table:table-cell>
          <table:table-cell office:value-type="float" office:value="0.822441280273" calcext:value-type="float">
            <text:p>0.8224412803</text:p>
          </table:table-cell>
          <table:table-cell office:value-type="float" office:value="0.831243972999" calcext:value-type="float">
            <text:p>0.831243973</text:p>
          </table:table-cell>
          <table:table-cell office:value-type="float" office:value="0.838260033646" calcext:value-type="float">
            <text:p>0.8382600336</text:p>
          </table:table-cell>
          <table:table-cell/>
          <table:table-cell office:value-type="float" office:value="0.865034104887" calcext:value-type="float">
            <text:p>0.8650341049</text:p>
          </table:table-cell>
          <table:table-cell office:value-type="float" office:value="0.873337555415" calcext:value-type="float">
            <text:p>0.8733375554</text:p>
          </table:table-cell>
          <table:table-cell office:value-type="float" office:value="0.868799160986" calcext:value-type="float">
            <text:p>0.868799161</text:p>
          </table:table-cell>
          <table:table-cell office:value-type="float" office:value="0.868070837263" calcext:value-type="float">
            <text:p>0.868070837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formula="of:=AVERAGE([.A2:.A11])" office:value-type="float" office:value="0.7800235875614" calcext:value-type="float">
            <text:p>0.7800235876</text:p>
          </table:table-cell>
          <table:table-cell table:formula="of:=AVERAGE([.B2:.B11])" office:value-type="float" office:value="0.8142604570504" calcext:value-type="float">
            <text:p>0.8142604571</text:p>
          </table:table-cell>
          <table:table-cell table:formula="of:=AVERAGE([.C2:.C11])" office:value-type="float" office:value="0.8290825979077" calcext:value-type="float">
            <text:p>0.8290825979</text:p>
          </table:table-cell>
          <table:table-cell table:formula="of:=AVERAGE([.D2:.D11])" office:value-type="float" office:value="0.840399743981" calcext:value-type="float">
            <text:p>0.840399744</text:p>
          </table:table-cell>
          <table:table-cell/>
          <table:table-cell table:formula="of:=AVERAGE([.F2:.F11])" office:value-type="float" office:value="0.8676650994715" calcext:value-type="float">
            <text:p>0.8676650995</text:p>
          </table:table-cell>
          <table:table-cell table:formula="of:=AVERAGE([.G2:.G11])" office:value-type="float" office:value="0.8754130509306" calcext:value-type="float">
            <text:p>0.8754130509</text:p>
          </table:table-cell>
          <table:table-cell table:formula="of:=AVERAGE([.H2:.H11])" office:value-type="float" office:value="0.8712018436668" calcext:value-type="float">
            <text:p>0.8712018437</text:p>
          </table:table-cell>
          <table:table-cell table:formula="of:=AVERAGE([.I2:.I11])" office:value-type="float" office:value="0.8705585200829" calcext:value-type="float">
            <text:p>0.8705585201</text:p>
          </table:table-cell>
          <table:table-cell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formula="of:=COM.MICROSOFT.STDEV.S([.A2:.A11])" office:value-type="float" office:value="0.00690363369932534" calcext:value-type="float">
            <text:p>0.0069036337</text:p>
          </table:table-cell>
          <table:table-cell table:formula="of:=COM.MICROSOFT.STDEV.S([.B2:.B11])" office:value-type="float" office:value="0.00500857266740661" calcext:value-type="float">
            <text:p>0.0050085727</text:p>
          </table:table-cell>
          <table:table-cell table:formula="of:=COM.MICROSOFT.STDEV.S([.C2:.C11])" office:value-type="float" office:value="0.00600426388328557" calcext:value-type="float">
            <text:p>0.0060042639</text:p>
          </table:table-cell>
          <table:table-cell table:formula="of:=COM.MICROSOFT.STDEV.S([.D2:.D11])" office:value-type="float" office:value="0.00355141524051734" calcext:value-type="float">
            <text:p>0.0035514152</text:p>
          </table:table-cell>
          <table:table-cell/>
          <table:table-cell table:formula="of:=COM.MICROSOFT.STDEV.S([.F2:.F11])" office:value-type="float" office:value="0.00401505799710708" calcext:value-type="float">
            <text:p>0.004015058</text:p>
          </table:table-cell>
          <table:table-cell table:formula="of:=COM.MICROSOFT.STDEV.S([.G2:.G11])" office:value-type="float" office:value="0.00409176142143449" calcext:value-type="float">
            <text:p>0.0040917614</text:p>
          </table:table-cell>
          <table:table-cell table:formula="of:=COM.MICROSOFT.STDEV.S([.H2:.H11])" office:value-type="float" office:value="0.00418033974567921" calcext:value-type="float">
            <text:p>0.0041803397</text:p>
          </table:table-cell>
          <table:table-cell table:formula="of:=COM.MICROSOFT.STDEV.S([.I2:.I11])" office:value-type="float" office:value="0.00406234437642579" calcext:value-type="float">
            <text:p>0.0040623444</text:p>
          </table:table-cell>
          <table:table-cell/>
          <table:table-cell office:value-type="string" calcext:value-type="string">
            <text:p>std dev</text:p>
          </table:table-cell>
          <table:table-cell table:number-columns-repeated="3"/>
        </table:table-row>
        <table:table-row table:style-name="ro1">
          <table:table-cell table:formula="of:=[.A14]/SQRT([.$L$9])" office:value-type="float" office:value="0.00218312066213621" calcext:value-type="float">
            <text:p>0.0021831207</text:p>
          </table:table-cell>
          <table:table-cell table:formula="of:=[.B14]/SQRT([.$L$9])" office:value-type="float" office:value="0.00158384974554699" calcext:value-type="float">
            <text:p>0.0015838497</text:p>
          </table:table-cell>
          <table:table-cell table:formula="of:=[.C14]/SQRT([.$L$9])" office:value-type="float" office:value="0.00189871495438698" calcext:value-type="float">
            <text:p>0.001898715</text:p>
          </table:table-cell>
          <table:table-cell table:formula="of:=[.D14]/SQRT([.$L$9])" office:value-type="float" office:value="0.00112305610770695" calcext:value-type="float">
            <text:p>0.0011230561</text:p>
          </table:table-cell>
          <table:table-cell/>
          <table:table-cell table:formula="of:=[.F14]/SQRT([.$L$9])" office:value-type="float" office:value="0.00126967282085321" calcext:value-type="float">
            <text:p>0.0012696728</text:p>
          </table:table-cell>
          <table:table-cell table:formula="of:=[.G14]/SQRT([.$L$9])" office:value-type="float" office:value="0.00129392857337411" calcext:value-type="float">
            <text:p>0.0012939286</text:p>
          </table:table-cell>
          <table:table-cell table:formula="of:=[.H14]/SQRT([.$L$9])" office:value-type="float" office:value="0.00132193949896753" calcext:value-type="float">
            <text:p>0.0013219395</text:p>
          </table:table-cell>
          <table:table-cell table:formula="of:=[.I14]/SQRT([.$L$9])" office:value-type="float" office:value="0.00128462608694819" calcext:value-type="float">
            <text:p>0.0012846261</text:p>
          </table:table-cell>
          <table:table-cell/>
          <table:table-cell office:value-type="string" calcext:value-type="string">
            <text:p>std error</text:p>
          </table:table-cell>
          <table:table-cell table:number-columns-repeated="3"/>
        </table:table-row>
        <table:table-row table:style-name="ro1">
          <table:table-cell table:formula="of:=[.A13]/[.A15]" office:value-type="float" office:value="357.297515016021" calcext:value-type="float">
            <text:p>357.297515016</text:p>
          </table:table-cell>
          <table:table-cell table:formula="of:=[.B13]/[.B15]" office:value-type="float" office:value="514.102085339663" calcext:value-type="float">
            <text:p>514.1020853397</text:p>
          </table:table-cell>
          <table:table-cell table:formula="of:=[.C13]/[.C15]" office:value-type="float" office:value="436.654588932428" calcext:value-type="float">
            <text:p>436.6545889324</text:p>
          </table:table-cell>
          <table:table-cell table:formula="of:=[.D13]/[.D15]" office:value-type="float" office:value="748.31501134607" calcext:value-type="float">
            <text:p>748.3150113461</text:p>
          </table:table-cell>
          <table:table-cell/>
          <table:table-cell table:formula="of:=[.F13]/[.F15]" office:value-type="float" office:value="683.376918227197" calcext:value-type="float">
            <text:p>683.3769182272</text:p>
          </table:table-cell>
          <table:table-cell table:formula="of:=[.G13]/[.G15]" office:value-type="float" office:value="676.55438557001" calcext:value-type="float">
            <text:p>676.55438557</text:p>
          </table:table-cell>
          <table:table-cell table:formula="of:=[.H13]/[.H15]" office:value-type="float" office:value="659.033067963571" calcext:value-type="float">
            <text:p>659.0330679636</text:p>
          </table:table-cell>
          <table:table-cell table:formula="of:=[.I13]/[.I15]" office:value-type="float" office:value="677.674639280472" calcext:value-type="float">
            <text:p>677.6746392805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45115967781" calcext:value-type="float">
            <text:p>345115967781</text:p>
          </table:table-cell>
          <table:table-cell office:value-type="float" office:value="932499021798" calcext:value-type="float">
            <text:p>932499021798</text:p>
          </table:table-cell>
          <table:table-cell office:value-type="float" office:value="2176916161511" calcext:value-type="float">
            <text:p>2176916161511</text:p>
          </table:table-cell>
          <table:table-cell office:value-type="float" office:value="6397964581692" calcext:value-type="float">
            <text:p>6397964581692</text:p>
          </table:table-cell>
          <table:table-cell table:number-columns-repeated="3"/>
          <table:table-cell office:value-type="float" office:value="4590060384561" calcext:value-type="float">
            <text:p>459006038456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5.75193279635" calcext:value-type="float">
            <text:p>5.7519327964</text:p>
          </table:table-cell>
          <table:table-cell office:value-type="float" office:value="15.5416503633" calcext:value-type="float">
            <text:p>15.5416503633</text:p>
          </table:table-cell>
          <table:table-cell office:value-type="float" office:value="36.2819360251833" calcext:value-type="float">
            <text:p>36.2819360252</text:p>
          </table:table-cell>
          <table:table-cell office:value-type="float" office:value="106.6327430282" calcext:value-type="float">
            <text:p>106.6327430282</text:p>
          </table:table-cell>
          <table:table-cell table:number-columns-repeated="6"/>
          <table:table-cell office:value-type="string" calcext:value-type="string">
            <text:p>Time (Minutes)</text:p>
          </table:table-cell>
          <table:table-cell table:number-columns-repeated="3"/>
        </table:table-row>
        <table:table-row table:style-name="ro1">
          <table:table-cell table:formula="of:=SQRT([.A19])" office:value-type="float" office:value="2.39831874369317" calcext:value-type="float">
            <text:p>2.3983187437</text:p>
          </table:table-cell>
          <table:table-cell table:formula="of:=SQRT([.B19])" office:value-type="float" office:value="3.94228998975215" calcext:value-type="float">
            <text:p>3.9422899898</text:p>
          </table:table-cell>
          <table:table-cell table:formula="of:=SQRT([.C19])" office:value-type="float" office:value="6.023448848059" calcext:value-type="float">
            <text:p>6.0234488481</text:p>
          </table:table-cell>
          <table:table-cell table:formula="of:=SQRT([.D19])" office:value-type="float" office:value="10.3263131382018" calcext:value-type="float">
            <text:p>10.3263131382</text:p>
          </table:table-cell>
          <table:table-cell table:number-columns-repeated="6"/>
          <table:table-cell office:value-type="string" calcext:value-type="string">
            <text:p>SQRT TIME MI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formula="of:=[.A13]/[.A19]" office:value-type="float" office:value="0.13561069212359" calcext:value-type="float">
            <text:p>0.1356106921</text:p>
          </table:table-cell>
          <table:table-cell table:formula="of:=[.B13]/[.B19]" office:value-type="float" office:value="0.0523921487111299" calcext:value-type="float">
            <text:p>0.0523921487</text:p>
          </table:table-cell>
          <table:table-cell table:formula="of:=[.C13]/[.C19]" office:value-type="float" office:value="0.0228511123919141" calcext:value-type="float">
            <text:p>0.0228511124</text:p>
          </table:table-cell>
          <table:table-cell table:formula="of:=[.D13]/[.D19]" office:value-type="float" office:value="0.00788125410746255" calcext:value-type="float">
            <text:p>0.0078812541</text:p>
          </table:table-cell>
          <table:table-cell table:number-columns-repeated="6"/>
          <table:table-cell office:value-type="string" calcext:value-type="string">
            <text:p>MEAN/MIN</text:p>
          </table:table-cell>
          <table:table-cell table:number-columns-repeated="3"/>
        </table:table-row>
        <table:table-row table:style-name="ro1">
          <table:table-cell table:formula="of:=[.A13]/[.A20]" office:value-type="float" office:value="0.32523766476521" calcext:value-type="float">
            <text:p>0.3252376648</text:p>
          </table:table-cell>
          <table:table-cell table:formula="of:=[.B13]/[.B20]" office:value-type="float" office:value="0.206545043405493" calcext:value-type="float">
            <text:p>0.2065450434</text:p>
          </table:table-cell>
          <table:table-cell table:formula="of:=[.C13]/[.C20]" office:value-type="float" office:value="0.137642506613942" calcext:value-type="float">
            <text:p>0.1376425066</text:p>
          </table:table-cell>
          <table:table-cell table:formula="of:=[.D13]/[.D20]" office:value-type="float" office:value="0.0813842978353978" calcext:value-type="float">
            <text:p>0.0813842978</text:p>
          </table:table-cell>
          <table:table-cell table:number-columns-repeated="6"/>
          <table:table-cell office:value-type="string" calcext:value-type="string">
            <text:p>MEAN/SQRTMIN</text:p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formula="of:=[.A2]/[.$A$19]" office:value-type="float" office:value="0.133710904533698" calcext:value-type="float">
            <text:p>0.1337109045</text:p>
          </table:table-cell>
          <table:table-cell table:formula="of:=[.C2]/[.$C$19]" office:value-type="float" office:value="0.0228615702466723" calcext:value-type="float">
            <text:p>0.02286157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5 time </text:p>
          </table:table-cell>
          <table:table-cell office:value-type="float" office:value="2010169556141" calcext:value-type="float">
            <text:p>2010169556141</text:p>
          </table:table-cell>
          <table:table-cell table:number-columns-repeated="2"/>
          <table:table-cell table:formula="of:=[.A3]/[.$A$19]" office:value-type="float" office:value="0.135472807049741" calcext:value-type="float">
            <text:p>0.135472807</text:p>
          </table:table-cell>
          <table:table-cell table:formula="of:=[.C3]/[.$C$19]" office:value-type="float" office:value="0.0226396769246784" calcext:value-type="float">
            <text:p>0.0226396769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4]/[.$A$19]" office:value-type="float" office:value="0.134577620670605" calcext:value-type="float">
            <text:p>0.1345776207</text:p>
          </table:table-cell>
          <table:table-cell table:formula="of:=[.C4]/[.$C$19]" office:value-type="float" office:value="0.0228244608707816" calcext:value-type="float">
            <text:p>0.0228244609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5]/[.$A$19]" office:value-type="float" office:value="0.134174643442068" calcext:value-type="float">
            <text:p>0.1341746434</text:p>
          </table:table-cell>
          <table:table-cell table:formula="of:=[.C5]/[.$C$19]" office:value-type="float" office:value="0.0227870231065439" calcext:value-type="float">
            <text:p>0.0227870231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6]/[.$A$19]" office:value-type="float" office:value="0.136060125067633" calcext:value-type="float">
            <text:p>0.1360601251</text:p>
          </table:table-cell>
          <table:table-cell table:formula="of:=[.C6]/[.$C$19]" office:value-type="float" office:value="0.0230043888447594" calcext:value-type="float">
            <text:p>0.0230043888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7]/[.$A$19]" office:value-type="float" office:value="0.136655020952573" calcext:value-type="float">
            <text:p>0.136655021</text:p>
          </table:table-cell>
          <table:table-cell table:formula="of:=[.C7]/[.$C$19]" office:value-type="float" office:value="0.0230942813064443" calcext:value-type="float">
            <text:p>0.0230942813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8]/[.$A$19]" office:value-type="float" office:value="0.136917512855635" calcext:value-type="float">
            <text:p>0.1369175129</text:p>
          </table:table-cell>
          <table:table-cell table:formula="of:=[.C8]/[.$C$19]" office:value-type="float" office:value="0.0227548463851256" calcext:value-type="float">
            <text:p>0.022754846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9]/[.$A$19]" office:value-type="float" office:value="0.135149826863815" calcext:value-type="float">
            <text:p>0.1351498269</text:p>
          </table:table-cell>
          <table:table-cell table:formula="of:=[.C9]/[.$C$19]" office:value-type="float" office:value="0.0225945060048062" calcext:value-type="float">
            <text:p>0.022594506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10]/[.$A$19]" office:value-type="float" office:value="0.136125740482896" calcext:value-type="float">
            <text:p>0.1361257405</text:p>
          </table:table-cell>
          <table:table-cell table:formula="of:=[.C10]/[.$C$19]" office:value-type="float" office:value="0.0230396861792266" calcext:value-type="float">
            <text:p>0.023039686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A11]/[.$A$19]" office:value-type="float" office:value="0.137262719317237" calcext:value-type="float">
            <text:p>0.1372627193</text:p>
          </table:table-cell>
          <table:table-cell table:formula="of:=[.C11]/[.$C$19]" office:value-type="float" office:value="0.0229106840501023" calcext:value-type="float">
            <text:p>0.02291068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59:13.360983946</meta:creation-date>
    <dc:date>2016-04-12T02:37:30.056130626</dc:date>
    <meta:editing-duration>PT7H19M31S</meta:editing-duration>
    <meta:editing-cycles>5</meta:editing-cycles>
    <meta:generator>LibreOffice/5.0.2.2$Linux_X86_64 LibreOffice_project/00m0$Build-2</meta:generator>
    <meta:document-statistic meta:table-count="1" meta:cell-count="175" meta:object-count="0"/>
  </office:meta>
</office:document-meta>
</file>